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Resolution</text:p>
          </table:table-cell>
          <table:covered-table-cell/>
          <table:table-cell table:formula="of:=GCD([.A2];[.B2])" office:value-type="float" office:value="2">
            <text:p>2</text:p>
          </table:table-cell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table:style-name="ce1" office:value-type="string" table:number-columns-spanned="2" table:number-rows-spanned="1">
            <text:p>Aspect Ratio</text:p>
          </table:table-cell>
          <table:covered-table-cell/>
          <table:table-cell/>
        </table:table-row>
        <table:table-row table:style-name="ro2">
          <table:table-cell table:formula="of:=[.A2]/[.C1]" office:value-type="float" office:value="427">
            <text:p>427</text:p>
          </table:table-cell>
          <table:table-cell table:formula="of:=[.B2]/[.C1]" office:value-type="float" office:value="240">
            <text:p>240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https://deviceatlas.com/blog/most-used-smartphone-screen-resolutions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11.09.2018</text:date>, <text:time>19:26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Trochimiak</meta:initial-creator>
    <meta:creation-date>2018-09-11T19:07:31.91</meta:creation-date>
    <dc:date>2018-09-11T19:26:42.75</dc:date>
    <dc:creator>Szymon Trochimiak</dc:creator>
    <meta:editing-duration>PT3M40S</meta:editing-duration>
    <meta:editing-cycles>1</meta:editing-cycles>
    <meta:document-statistic meta:table-count="3" meta:cell-count="8" meta:object-count="0"/>
    <meta:generator>OpenOffice/4.1.5$Win32 OpenOffice.org_project/415m1$Build-9789</meta:generator>
  </office:meta>
</office:document-meta>
</file>